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0f375b" officeooo:paragraph-rsid="000f375b"/>
    </style:style>
    <style:style style:name="P4" style:family="paragraph" style:parent-style-name="Text_20_body">
      <style:text-properties officeooo:rsid="000fd532" officeooo:paragraph-rsid="000fd532"/>
    </style:style>
    <style:style style:name="P5" style:family="paragraph" style:parent-style-name="Text_20_body">
      <style:text-properties officeooo:rsid="001480c9" officeooo:paragraph-rsid="001480c9"/>
    </style:style>
    <style:style style:name="P6" style:family="paragraph" style:parent-style-name="Text_20_body">
      <style:text-properties officeooo:rsid="00180a8f" officeooo:paragraph-rsid="00180a8f"/>
    </style:style>
    <style:style style:name="P7" style:family="paragraph" style:parent-style-name="Text_20_body">
      <style:text-properties officeooo:rsid="001815ec" officeooo:paragraph-rsid="001815ec"/>
    </style:style>
    <style:style style:name="P8" style:family="paragraph" style:parent-style-name="Text_20_body">
      <style:text-properties fo:color="#c9211e" loext:opacity="100%" officeooo:rsid="00134372" officeooo:paragraph-rsid="00134372"/>
    </style:style>
    <style:style style:name="P9" style:family="paragraph" style:parent-style-name="Text_20_body">
      <style:text-properties fo:color="#c9211e" loext:opacity="100%" fo:font-style="italic" style:text-underline-style="solid" style:text-underline-width="auto" style:text-underline-color="font-color" officeooo:rsid="002c0c6d" officeooo:paragraph-rsid="002c0c6d" style:font-style-asian="italic" style:font-style-complex="italic"/>
    </style:style>
    <style:style style:name="P10" style:family="paragraph" style:parent-style-name="Text_20_body">
      <style:text-properties officeooo:rsid="001e81a5" officeooo:paragraph-rsid="001e81a5"/>
    </style:style>
    <style:style style:name="P11" style:family="paragraph" style:parent-style-name="Text_20_body" style:list-style-name="L1">
      <style:text-properties officeooo:rsid="001f8ee6" officeooo:paragraph-rsid="001f8ee6"/>
    </style:style>
    <style:style style:name="P12" style:family="paragraph" style:parent-style-name="Text_20_body" style:list-style-name="L1">
      <style:text-properties officeooo:rsid="001f8ee6" officeooo:paragraph-rsid="00232a60"/>
    </style:style>
    <style:style style:name="P13" style:family="paragraph" style:parent-style-name="Text_20_body" style:list-style-name="L2">
      <style:text-properties officeooo:rsid="0022a833" officeooo:paragraph-rsid="0022a833"/>
    </style:style>
    <style:style style:name="P14" style:family="paragraph" style:parent-style-name="Text_20_body" style:list-style-name="L2">
      <style:text-properties officeooo:rsid="00232a60" officeooo:paragraph-rsid="00232a60"/>
    </style:style>
    <style:style style:name="P15" style:family="paragraph" style:parent-style-name="Text_20_body">
      <style:text-properties officeooo:rsid="00237963" officeooo:paragraph-rsid="00237963"/>
    </style:style>
    <style:style style:name="T1" style:family="text">
      <style:text-properties officeooo:rsid="00115d52"/>
    </style:style>
    <style:style style:name="T2" style:family="text">
      <style:text-properties officeooo:rsid="0019bb62"/>
    </style:style>
    <style:style style:name="T3" style:family="text">
      <style:text-properties officeooo:rsid="001a7cdf"/>
    </style:style>
    <style:style style:name="T4" style:family="text">
      <style:text-properties officeooo:rsid="00232a60"/>
    </style:style>
    <style:style style:name="T5" style:family="text">
      <style:text-properties officeooo:rsid="00240d2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aliser un diaporama professionnel</text:p>
      <text:p text:style-name="Text_20_body"/>
      <text:p text:style-name="P3">Faire des schéma visuel car majorité des gens = mémoire visuelle</text:p>
      <text:h text:style-name="Heading_20_1" text:outline-level="1">Que mettre ?</text:h>
      <text:p text:style-name="P4">I<text:span text:style-name="T1">nformations i</text:span>mportantes, difficiles à retenir, plus faciles à comprendre visuellement, utiles à l’orateur.</text:p>
      <text:h text:style-name="Heading_20_1" text:outline-level="1">Aspect général</text:h>
      <text:p text:style-name="P8">Mettre rappel de plan et numéro de page.</text:p>
      <text:p text:style-name="P5">Laisser 25 % à 50 % de vide.</text:p>
      <text:h text:style-name="Heading_20_1" text:outline-level="1">Mise en forme</text:h>
      <text:p text:style-name="P6">Règle 1664 pour chaque diapo</text:p>
      <text:p text:style-name="P6">1 idée directrice par diapositive</text:p>
      <text:p text:style-name="P7">6 lignes environ pour l’exprimer</text:p>
      <text:p text:style-name="P7">6 mots environ par ligne (titres, mots-clés, PAS de phrases)</text:p>
      <text:p text:style-name="P7">4 <text:span text:style-name="T2">couleurs grand maximum </text:span><text:span text:style-name="T3">(fond clair plus lisible)</text:span></text:p>
      <text:p text:style-name="P10">Police taille 18 minimum</text:p>
      <text:p text:style-name="P10"/>
      <text:h text:style-name="Heading_20_3" text:outline-level="3">Ossature identique pour chaque diapo</text:h>
      <text:list xml:id="list1296663335" text:style-name="L1">
        <text:list-item>
          <text:p text:style-name="P11">Répétition du plan en petit</text:p>
        </text:list-item>
        <text:list-item>
          <text:p text:style-name="P11">Pages paginées</text:p>
        </text:list-item>
        <text:list-item>
          <text:p text:style-name="P12">Deux à trois sorte de puces en tout</text:p>
        </text:list-item>
      </text:list>
      <text:h text:style-name="P1" text:outline-level="1"/>
      <text:h text:style-name="P2" text:outline-level="1">Structure du diaporama</text:h>
      <text:list xml:id="list2659558612" text:style-name="L2">
        <text:list-item>
          <text:p text:style-name="P13">Couvertures (noms, logos, titre, date)</text:p>
        </text:list-item>
        <text:list-item>
          <text:p text:style-name="P13">Sommaire</text:p>
        </text:list-item>
        <text:list-item>
          <text:p text:style-name="P13">Introduction avec problématique</text:p>
        </text:list-item>
        <text:list-item>
          <text:p text:style-name="P13">Développement (1 diapo = 30s / 3 min)</text:p>
        </text:list-item>
        <text:list-item>
          <text:p text:style-name="P14">Conclusion précisant les points essentiels</text:p>
        </text:list-item>
      </text:list>
      <text:h text:style-name="Heading_20_3" text:outline-level="3">Graphiques et tableaux</text:h>
      <text:p text:style-name="P15"><text:span text:style-name="T5">U</text:span>tile, claire et lisible.</text:p>
      <text:p text:style-name="P15"/>
      <text:p text:style-name="P9">Voir cours Moodle R1.1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7:34:40.700075598</meta:creation-date>
    <dc:date>2022-10-03T17:59:09.032197506</dc:date>
    <meta:editing-duration>PT24M14S</meta:editing-duration>
    <meta:editing-cycles>26</meta:editing-cycles>
    <meta:generator>LibreOffice/7.3.6.2$Linux_X86_64 LibreOffice_project/30$Build-2</meta:generator>
    <meta:document-statistic meta:table-count="0" meta:image-count="0" meta:object-count="0" meta:page-count="2" meta:paragraph-count="27" meta:word-count="153" meta:character-count="909" meta:non-whitespace-character-count="791"/>
  </office:meta>
</office:document-meta>
</file>